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816" calcext:value-type="float">
            <text:p>81.5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0576" calcext:value-type="float">
            <text:p>81.5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924" calcext:value-type="float">
            <text:p>81.5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1432" calcext:value-type="float">
            <text:p>81.5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472" calcext:value-type="float">
            <text:p>81.5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0096" calcext:value-type="float">
            <text:p>81.5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3144" calcext:value-type="float">
            <text:p>81.5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0952" calcext:value-type="float">
            <text:p>81.5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4752" calcext:value-type="float">
            <text:p>81.4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1224" calcext:value-type="float">
            <text:p>81.4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1224" calcext:value-type="float">
            <text:p>81.4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9888" calcext:value-type="float">
            <text:p>81.3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7696" calcext:value-type="float">
            <text:p>81.3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3688" calcext:value-type="float">
            <text:p>81.3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5024" calcext:value-type="float">
            <text:p>81.3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4544" calcext:value-type="float">
            <text:p>81.3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2352" calcext:value-type="float">
            <text:p>81.3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3584" calcext:value-type="float">
            <text:p>81.2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6152" calcext:value-type="float">
            <text:p>81.2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2248" calcext:value-type="float">
            <text:p>81.2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3856" calcext:value-type="float">
            <text:p>81.1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5088" calcext:value-type="float">
            <text:p>81.0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9536" calcext:value-type="float">
            <text:p>80.8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8952" calcext:value-type="float">
            <text:p>80.7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5256" calcext:value-type="float">
            <text:p>80.9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348" calcext:value-type="float">
            <text:p>81.1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0704" calcext:value-type="float">
            <text:p>81.0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8304" calcext:value-type="float">
            <text:p>80.9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2272" calcext:value-type="float">
            <text:p>80.6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0832" calcext:value-type="float">
            <text:p>80.5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0832" calcext:value-type="float">
            <text:p>80.5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2416" calcext:value-type="float">
            <text:p>81.0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9304" calcext:value-type="float">
            <text:p>81.2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3584" calcext:value-type="float">
            <text:p>81.2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2728" calcext:value-type="float">
            <text:p>81.2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0056" calcext:value-type="float">
            <text:p>81.2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1872" calcext:value-type="float">
            <text:p>81.2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6152" calcext:value-type="float">
            <text:p>81.2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824" calcext:value-type="float">
            <text:p>81.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9096" calcext:value-type="float">
            <text:p>81.1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9096" calcext:value-type="float">
            <text:p>81.1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4712" calcext:value-type="float">
            <text:p>81.1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6048" calcext:value-type="float">
            <text:p>81.1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1184" calcext:value-type="float">
            <text:p>81.1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8032" calcext:value-type="float">
            <text:p>81.0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012" calcext:value-type="float">
            <text:p>80.9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7072" calcext:value-type="float">
            <text:p>80.9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7072" calcext:value-type="float">
            <text:p>80.9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7928" calcext:value-type="float">
            <text:p>80.9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4024" calcext:value-type="float">
            <text:p>80.9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3168" calcext:value-type="float">
            <text:p>80.9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8888" calcext:value-type="float">
            <text:p>81.0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012" calcext:value-type="float">
            <text:p>80.9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964" calcext:value-type="float">
            <text:p>80.9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0496" calcext:value-type="float">
            <text:p>80.9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0768" calcext:value-type="float">
            <text:p>80.8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8096" calcext:value-type="float">
            <text:p>80.7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724" calcext:value-type="float">
            <text:p>80.7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3336" calcext:value-type="float">
            <text:p>80.7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4192" calcext:value-type="float">
            <text:p>80.7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724" calcext:value-type="float">
            <text:p>80.7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0288" calcext:value-type="float">
            <text:p>80.7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8952" calcext:value-type="float">
            <text:p>80.7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6656" calcext:value-type="float">
            <text:p>80.6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0456" calcext:value-type="float">
            <text:p>80.6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5592" calcext:value-type="float">
            <text:p>80.5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1856" calcext:value-type="float">
            <text:p>80.3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4424" calcext:value-type="float">
            <text:p>80.3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6032" calcext:value-type="float">
            <text:p>80.2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3736" calcext:value-type="float">
            <text:p>80.1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2776" calcext:value-type="float">
            <text:p>80.1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1336" calcext:value-type="float">
            <text:p>80.0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1024" calcext:value-type="float">
            <text:p>79.8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3904" calcext:value-type="float">
            <text:p>80.0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4112" calcext:value-type="float">
            <text:p>80.1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2504" calcext:value-type="float">
            <text:p>80.2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9144" calcext:value-type="float">
            <text:p>80.0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2944" calcext:value-type="float">
            <text:p>79.9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5888" calcext:value-type="float">
            <text:p>79.8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3968" calcext:value-type="float">
            <text:p>79.7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3472" calcext:value-type="float">
            <text:p>78.8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2232" calcext:value-type="float">
            <text:p>80.3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5928" calcext:value-type="float">
            <text:p>80.1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0856" calcext:value-type="float">
            <text:p>80.0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596" calcext:value-type="float">
            <text:p>78.1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1248" calcext:value-type="float">
            <text:p>80.8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8176" calcext:value-type="float">
            <text:p>81.4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0096" calcext:value-type="float">
            <text:p>81.5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924" calcext:value-type="float">
            <text:p>81.5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1432" calcext:value-type="float">
            <text:p>81.5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6568" calcext:value-type="float">
            <text:p>81.5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1328" calcext:value-type="float">
            <text:p>81.4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1328" calcext:value-type="float">
            <text:p>81.4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5608" calcext:value-type="float">
            <text:p>81.4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732" calcext:value-type="float">
            <text:p>81.4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6464" calcext:value-type="float">
            <text:p>81.4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0368" calcext:value-type="float">
            <text:p>81.4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732" calcext:value-type="float">
            <text:p>81.4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9032" calcext:value-type="float">
            <text:p>81.4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5128" calcext:value-type="float">
            <text:p>81.4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9032" calcext:value-type="float">
            <text:p>81.4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2936" calcext:value-type="float">
            <text:p>81.4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3792" calcext:value-type="float">
            <text:p>81.3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5984" calcext:value-type="float">
            <text:p>81.4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3312" calcext:value-type="float">
            <text:p>81.3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0264" calcext:value-type="float">
            <text:p>81.3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7112" calcext:value-type="float">
            <text:p>81.2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6152" calcext:value-type="float">
            <text:p>81.2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1288" calcext:value-type="float">
            <text:p>81.1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5088" calcext:value-type="float">
            <text:p>81.0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3648" calcext:value-type="float">
            <text:p>81.0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3648" calcext:value-type="float">
            <text:p>81.0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5984" calcext:value-type="float">
            <text:p>81.4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8552" calcext:value-type="float">
            <text:p>81.3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8176" calcext:value-type="float">
            <text:p>81.4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1224" calcext:value-type="float">
            <text:p>81.4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8176" calcext:value-type="float">
            <text:p>81.4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684" calcext:value-type="float">
            <text:p>81.3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5984" calcext:value-type="float">
            <text:p>81.4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4648" calcext:value-type="float">
            <text:p>81.3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5504" calcext:value-type="float">
            <text:p>81.3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636" calcext:value-type="float">
            <text:p>81.3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5504" calcext:value-type="float">
            <text:p>81.3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636" calcext:value-type="float">
            <text:p>81.3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8928" calcext:value-type="float">
            <text:p>81.3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2832" calcext:value-type="float">
            <text:p>81.3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7592" calcext:value-type="float">
            <text:p>81.3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9304" calcext:value-type="float">
            <text:p>81.2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8448" calcext:value-type="float">
            <text:p>81.3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1872" calcext:value-type="float">
            <text:p>81.2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0536" calcext:value-type="float">
            <text:p>81.2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2248" calcext:value-type="float">
            <text:p>81.2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824" calcext:value-type="float">
            <text:p>81.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1664" calcext:value-type="float">
            <text:p>81.1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8616" calcext:value-type="float">
            <text:p>81.1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9576" calcext:value-type="float">
            <text:p>81.1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7592" calcext:value-type="float">
            <text:p>81.3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7592" calcext:value-type="float">
            <text:p>81.3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1496" calcext:value-type="float">
            <text:p>81.3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54" calcext:value-type="float">
            <text:p>81.3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54" calcext:value-type="float">
            <text:p>81.3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1872" calcext:value-type="float">
            <text:p>81.2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8824" calcext:value-type="float">
            <text:p>81.2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492" calcext:value-type="float">
            <text:p>81.2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492" calcext:value-type="float">
            <text:p>81.2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1872" calcext:value-type="float">
            <text:p>81.2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8344" calcext:value-type="float">
            <text:p>81.2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5296" calcext:value-type="float">
            <text:p>81.2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3104" calcext:value-type="float">
            <text:p>81.2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0912" calcext:value-type="float">
            <text:p>81.2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2624" calcext:value-type="float">
            <text:p>81.1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9576" calcext:value-type="float">
            <text:p>81.1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4712" calcext:value-type="float">
            <text:p>81.1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6424" calcext:value-type="float">
            <text:p>81.1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3856" calcext:value-type="float">
            <text:p>81.1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0808" calcext:value-type="float">
            <text:p>81.1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4712" calcext:value-type="float">
            <text:p>81.1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252" calcext:value-type="float">
            <text:p>81.1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5568" calcext:value-type="float">
            <text:p>81.1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5944" calcext:value-type="float">
            <text:p>81.0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7176" calcext:value-type="float">
            <text:p>81.0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9744" calcext:value-type="float">
            <text:p>81.0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4504" calcext:value-type="float">
            <text:p>80.9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1936" calcext:value-type="float">
            <text:p>81.0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9744" calcext:value-type="float">
            <text:p>81.0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7656" calcext:value-type="float">
            <text:p>81.0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4128" calcext:value-type="float">
            <text:p>81.0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4984" calcext:value-type="float">
            <text:p>81.0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3272" calcext:value-type="float">
            <text:p>81.0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9368" calcext:value-type="float">
            <text:p>81.0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8512" calcext:value-type="float">
            <text:p>81.0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3752" calcext:value-type="float">
            <text:p>81.0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5944" calcext:value-type="float">
            <text:p>81.0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204" calcext:value-type="float">
            <text:p>81.0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2896" calcext:value-type="float">
            <text:p>81.0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9848" calcext:value-type="float">
            <text:p>81.0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2416" calcext:value-type="float">
            <text:p>81.0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7656" calcext:value-type="float">
            <text:p>81.0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9368" calcext:value-type="float">
            <text:p>81.0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4128" calcext:value-type="float">
            <text:p>81.0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4128" calcext:value-type="float">
            <text:p>81.0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7176" calcext:value-type="float">
            <text:p>81.0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4984" calcext:value-type="float">
            <text:p>81.0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8032" calcext:value-type="float">
            <text:p>81.0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8032" calcext:value-type="float">
            <text:p>81.0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8032" calcext:value-type="float">
            <text:p>81.0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9744" calcext:value-type="float">
            <text:p>81.0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6696" calcext:value-type="float">
            <text:p>81.0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6216" calcext:value-type="float">
            <text:p>80.9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7552" calcext:value-type="float">
            <text:p>80.9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8408" calcext:value-type="float">
            <text:p>80.9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7552" calcext:value-type="float">
            <text:p>80.9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9264" calcext:value-type="float">
            <text:p>80.9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0976" calcext:value-type="float">
            <text:p>80.9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012" calcext:value-type="float">
            <text:p>80.9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012" calcext:value-type="float">
            <text:p>80.9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1456" calcext:value-type="float">
            <text:p>80.9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7552" calcext:value-type="float">
            <text:p>80.9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4504" calcext:value-type="float">
            <text:p>80.9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8408" calcext:value-type="float">
            <text:p>80.9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6216" calcext:value-type="float">
            <text:p>80.9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012" calcext:value-type="float">
            <text:p>80.9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012" calcext:value-type="float">
            <text:p>80.9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3168" calcext:value-type="float">
            <text:p>80.9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7552" calcext:value-type="float">
            <text:p>80.9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6216" calcext:value-type="float">
            <text:p>80.9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0976" calcext:value-type="float">
            <text:p>80.9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7928" calcext:value-type="float">
            <text:p>80.9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0976" calcext:value-type="float">
            <text:p>80.9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5736" calcext:value-type="float">
            <text:p>80.9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6592" calcext:value-type="float">
            <text:p>80.9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8784" calcext:value-type="float">
            <text:p>80.9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3544" calcext:value-type="float">
            <text:p>80.9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5256" calcext:value-type="float">
            <text:p>80.9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8304" calcext:value-type="float">
            <text:p>80.9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3544" calcext:value-type="float">
            <text:p>80.9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2208" calcext:value-type="float">
            <text:p>80.9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7448" calcext:value-type="float">
            <text:p>80.9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8304" calcext:value-type="float">
            <text:p>80.9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5632" calcext:value-type="float">
            <text:p>80.8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5256" calcext:value-type="float">
            <text:p>80.9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1352" calcext:value-type="float">
            <text:p>80.9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1352" calcext:value-type="float">
            <text:p>80.9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0496" calcext:value-type="float">
            <text:p>80.9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0496" calcext:value-type="float">
            <text:p>80.9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2208" calcext:value-type="float">
            <text:p>80.9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0016" calcext:value-type="float">
            <text:p>80.9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8304" calcext:value-type="float">
            <text:p>80.9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3544" calcext:value-type="float">
            <text:p>80.9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3544" calcext:value-type="float">
            <text:p>80.9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8304" calcext:value-type="float">
            <text:p>80.9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7448" calcext:value-type="float">
            <text:p>80.9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1352" calcext:value-type="float">
            <text:p>80.9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3064" calcext:value-type="float">
            <text:p>80.9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5256" calcext:value-type="float">
            <text:p>80.9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5256" calcext:value-type="float">
            <text:p>80.9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8304" calcext:value-type="float">
            <text:p>80.9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9536" calcext:value-type="float">
            <text:p>80.8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868" calcext:value-type="float">
            <text:p>80.8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6488" calcext:value-type="float">
            <text:p>80.8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4296" calcext:value-type="float">
            <text:p>80.8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344" calcext:value-type="float">
            <text:p>80.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1248" calcext:value-type="float">
            <text:p>80.8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8368" calcext:value-type="float">
            <text:p>80.6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1416" calcext:value-type="float">
            <text:p>80.6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1416" calcext:value-type="float">
            <text:p>80.6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1416" calcext:value-type="float">
            <text:p>80.6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1416" calcext:value-type="float">
            <text:p>80.6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1416" calcext:value-type="float">
            <text:p>80.6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1416" calcext:value-type="float">
            <text:p>80.6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1416" calcext:value-type="float">
            <text:p>80.6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1416" calcext:value-type="float">
            <text:p>80.6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6176" calcext:value-type="float">
            <text:p>80.6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1416" calcext:value-type="float">
            <text:p>80.6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1416" calcext:value-type="float">
            <text:p>80.6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1416" calcext:value-type="float">
            <text:p>80.6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1416" calcext:value-type="float">
            <text:p>80.6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6176" calcext:value-type="float">
            <text:p>80.6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3128" calcext:value-type="float">
            <text:p>80.6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7888" calcext:value-type="float">
            <text:p>80.6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8744" calcext:value-type="float">
            <text:p>80.6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7408" calcext:value-type="float">
            <text:p>80.6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9976" calcext:value-type="float">
            <text:p>80.5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0832" calcext:value-type="float">
            <text:p>80.5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4736" calcext:value-type="float">
            <text:p>80.5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5592" calcext:value-type="float">
            <text:p>80.5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1856" calcext:value-type="float">
            <text:p>80.3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5928" calcext:value-type="float">
            <text:p>80.1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8496" calcext:value-type="float">
            <text:p>80.1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9728" calcext:value-type="float">
            <text:p>80.1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62" calcext:value-type="float">
            <text:p>80.0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7432" calcext:value-type="float">
            <text:p>80.0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6472" calcext:value-type="float">
            <text:p>79.9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8728" calcext:value-type="float">
            <text:p>79.7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7016" calcext:value-type="float">
            <text:p>79.7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0376" calcext:value-type="float">
            <text:p>79.9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9896" calcext:value-type="float">
            <text:p>79.9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332" calcext:value-type="float">
            <text:p>79.9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7872" calcext:value-type="float">
            <text:p>79.7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5472" calcext:value-type="float">
            <text:p>79.5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988" calcext:value-type="float">
            <text:p>79.0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2304" calcext:value-type="float">
            <text:p>78.6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6168" calcext:value-type="float">
            <text:p>78.3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1744" calcext:value-type="float">
            <text:p>77.9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6296" calcext:value-type="float">
            <text:p>77.8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5336" calcext:value-type="float">
            <text:p>73.9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3688" calcext:value-type="float">
            <text:p>73.7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0376" calcext:value-type="float">
            <text:p>79.9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2504" calcext:value-type="float">
            <text:p>80.2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9144" calcext:value-type="float">
            <text:p>80.0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9312" calcext:value-type="float">
            <text:p>79.8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7432" calcext:value-type="float">
            <text:p>80.0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1336" calcext:value-type="float">
            <text:p>80.0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7744" calcext:value-type="float">
            <text:p>80.2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0144" calcext:value-type="float">
            <text:p>80.4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1856" calcext:value-type="float">
            <text:p>80.3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4048" calcext:value-type="float">
            <text:p>80.3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1856" calcext:value-type="float">
            <text:p>80.3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6616" calcext:value-type="float">
            <text:p>80.3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0896" calcext:value-type="float">
            <text:p>80.3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1272" calcext:value-type="float">
            <text:p>80.2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4592" calcext:value-type="float">
            <text:p>80.1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668" calcext:value-type="float">
            <text:p>80.1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7056" calcext:value-type="float">
            <text:p>80.0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6096" calcext:value-type="float">
            <text:p>80.0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2944" calcext:value-type="float">
            <text:p>79.9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804" calcext:value-type="float">
            <text:p>79.5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5344" calcext:value-type="float">
            <text:p>80.0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4488" calcext:value-type="float">
            <text:p>80.1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4384" calcext:value-type="float">
            <text:p>80.0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476" calcext:value-type="float">
            <text:p>79.9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6368" calcext:value-type="float">
            <text:p>79.9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2712" calcext:value-type="float">
            <text:p>80.3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1752" calcext:value-type="float">
            <text:p>80.3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5656" calcext:value-type="float">
            <text:p>80.3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6888" calcext:value-type="float">
            <text:p>80.2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86" calcext:value-type="float">
            <text:p>80.2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7264" calcext:value-type="float">
            <text:p>80.2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2504" calcext:value-type="float">
            <text:p>80.2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2024" calcext:value-type="float">
            <text:p>80.2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6784" calcext:value-type="float">
            <text:p>80.1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0688" calcext:value-type="float">
            <text:p>80.1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8016" calcext:value-type="float">
            <text:p>80.1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5824" calcext:value-type="float">
            <text:p>80.1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4488" calcext:value-type="float">
            <text:p>80.1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0104" calcext:value-type="float">
            <text:p>80.0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4864" calcext:value-type="float">
            <text:p>80.0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2672" calcext:value-type="float">
            <text:p>80.0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524" calcext:value-type="float">
            <text:p>80.0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7432" calcext:value-type="float">
            <text:p>80.0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1712" calcext:value-type="float">
            <text:p>79.9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7328" calcext:value-type="float">
            <text:p>79.9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1232" calcext:value-type="float">
            <text:p>79.9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0376" calcext:value-type="float">
            <text:p>79.9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5136" calcext:value-type="float">
            <text:p>79.9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0752" calcext:value-type="float">
            <text:p>79.9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5032" calcext:value-type="float">
            <text:p>79.8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2904" calcext:value-type="float">
            <text:p>79.6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6744" calcext:value-type="float">
            <text:p>79.8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648" calcext:value-type="float">
            <text:p>79.8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5304" calcext:value-type="float">
            <text:p>79.7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8728" calcext:value-type="float">
            <text:p>79.7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7288" calcext:value-type="float">
            <text:p>79.6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5096" calcext:value-type="float">
            <text:p>79.6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5472" calcext:value-type="float">
            <text:p>79.5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9752" calcext:value-type="float">
            <text:p>79.5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3176" calcext:value-type="float">
            <text:p>79.5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708" calcext:value-type="float">
            <text:p>79.5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2928" calcext:value-type="float">
            <text:p>79.0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2072" calcext:value-type="float">
            <text:p>79.0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7208" calcext:value-type="float">
            <text:p>79.0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0256" calcext:value-type="float">
            <text:p>79.0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1112" calcext:value-type="float">
            <text:p>79.0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652" calcext:value-type="float">
            <text:p>78.8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2136" calcext:value-type="float">
            <text:p>78.8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5936" calcext:value-type="float">
            <text:p>78.7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8024" calcext:value-type="float">
            <text:p>78.6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2784" calcext:value-type="float">
            <text:p>78.6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3912" calcext:value-type="float">
            <text:p>78.5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2264" calcext:value-type="float">
            <text:p>78.3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9472" calcext:value-type="float">
            <text:p>77.3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224" calcext:value-type="float">
            <text:p>75.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4896" calcext:value-type="float">
            <text:p>74.2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4808" calcext:value-type="float">
            <text:p>78.8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92" calcext:value-type="float">
            <text:p>79.7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7016" calcext:value-type="float">
            <text:p>79.7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6536" calcext:value-type="float">
            <text:p>79.7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2904" calcext:value-type="float">
            <text:p>79.6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6808" calcext:value-type="float">
            <text:p>79.6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3176" calcext:value-type="float">
            <text:p>79.5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4344" calcext:value-type="float">
            <text:p>79.7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5472" calcext:value-type="float">
            <text:p>79.5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3384" calcext:value-type="float">
            <text:p>79.6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9752" calcext:value-type="float">
            <text:p>79.5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9752" calcext:value-type="float">
            <text:p>79.5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3928" calcext:value-type="float">
            <text:p>79.4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3072" calcext:value-type="float">
            <text:p>79.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1736" calcext:value-type="float">
            <text:p>79.4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9064" calcext:value-type="float">
            <text:p>79.3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988" calcext:value-type="float">
            <text:p>79.0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8544" calcext:value-type="float">
            <text:p>79.0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1112" calcext:value-type="float">
            <text:p>79.0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5872" calcext:value-type="float">
            <text:p>78.9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8336" calcext:value-type="float">
            <text:p>78.8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7376" calcext:value-type="float">
            <text:p>78.8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2992" calcext:value-type="float">
            <text:p>78.8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2512" calcext:value-type="float">
            <text:p>78.7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5936" calcext:value-type="float">
            <text:p>78.7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0696" calcext:value-type="float">
            <text:p>78.7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7648" calcext:value-type="float">
            <text:p>78.7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5456" calcext:value-type="float">
            <text:p>78.7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46" calcext:value-type="float">
            <text:p>78.7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412" calcext:value-type="float">
            <text:p>78.6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4976" calcext:value-type="float">
            <text:p>78.6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1928" calcext:value-type="float">
            <text:p>78.6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4872" calcext:value-type="float">
            <text:p>78.6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9048" calcext:value-type="float">
            <text:p>78.4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1136" calcext:value-type="float">
            <text:p>78.4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5416" calcext:value-type="float">
            <text:p>78.3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1512" calcext:value-type="float">
            <text:p>78.3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4936" calcext:value-type="float">
            <text:p>78.3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2264" calcext:value-type="float">
            <text:p>78.3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9592" calcext:value-type="float">
            <text:p>78.2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0448" calcext:value-type="float">
            <text:p>78.2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3496" calcext:value-type="float">
            <text:p>78.2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0744" calcext:value-type="float">
            <text:p>77.5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8072" calcext:value-type="float">
            <text:p>77.5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492" calcext:value-type="float">
            <text:p>77.4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7008" calcext:value-type="float">
            <text:p>77.4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5352" calcext:value-type="float">
            <text:p>74.8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2128" calcext:value-type="float">
            <text:p>76.4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5928" calcext:value-type="float">
            <text:p>76.3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6576" calcext:value-type="float">
            <text:p>76.2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1336" calcext:value-type="float">
            <text:p>76.2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2192" calcext:value-type="float">
            <text:p>76.2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7328" calcext:value-type="float">
            <text:p>76.1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3864" calcext:value-type="float">
            <text:p>75.8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4992" calcext:value-type="float">
            <text:p>75.7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4992" calcext:value-type="float">
            <text:p>75.7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5848" calcext:value-type="float">
            <text:p>75.7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0608" calcext:value-type="float">
            <text:p>75.7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4512" calcext:value-type="float">
            <text:p>75.7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9272" calcext:value-type="float">
            <text:p>75.7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3176" calcext:value-type="float">
            <text:p>75.7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3176" calcext:value-type="float">
            <text:p>75.7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8792" calcext:value-type="float">
            <text:p>75.6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2216" calcext:value-type="float">
            <text:p>75.6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6976" calcext:value-type="float">
            <text:p>75.6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2592" calcext:value-type="float">
            <text:p>75.6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1256" calcext:value-type="float">
            <text:p>75.5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3824" calcext:value-type="float">
            <text:p>75.5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7728" calcext:value-type="float">
            <text:p>75.5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2008" calcext:value-type="float">
            <text:p>75.5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5912" calcext:value-type="float">
            <text:p>75.4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5328" calcext:value-type="float">
            <text:p>75.3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704" calcext:value-type="float">
            <text:p>75.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18" calcext:value-type="float">
            <text:p>75.3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4368" calcext:value-type="float">
            <text:p>75.3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1696" calcext:value-type="float">
            <text:p>75.2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8168" calcext:value-type="float">
            <text:p>75.2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892" calcext:value-type="float">
            <text:p>75.1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8336" calcext:value-type="float">
            <text:p>75.0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6416" calcext:value-type="float">
            <text:p>74.9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8984" calcext:value-type="float">
            <text:p>74.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6936" calcext:value-type="float">
            <text:p>75.3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7792" calcext:value-type="float">
            <text:p>75.2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604" calcext:value-type="float">
            <text:p>74.9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1176" calcext:value-type="float">
            <text:p>74.9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2032" calcext:value-type="float">
            <text:p>74.9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2784" calcext:value-type="float">
            <text:p>74.8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268" calcext:value-type="float">
            <text:p>74.7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7752" calcext:value-type="float">
            <text:p>74.9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9944" calcext:value-type="float">
            <text:p>74.9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652" calcext:value-type="float">
            <text:p>75.0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9568" calcext:value-type="float">
            <text:p>75.0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2616" calcext:value-type="float">
            <text:p>75.0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3472" calcext:value-type="float">
            <text:p>75.0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6144" calcext:value-type="float">
            <text:p>75.0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9672" calcext:value-type="float">
            <text:p>75.0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6624" calcext:value-type="float">
            <text:p>75.0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6248" calcext:value-type="float">
            <text:p>75.1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1008" calcext:value-type="float">
            <text:p>75.1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0528" calcext:value-type="float">
            <text:p>75.0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8336" calcext:value-type="float">
            <text:p>75.0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3952" calcext:value-type="float">
            <text:p>75.0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0904" calcext:value-type="float">
            <text:p>75.0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9088" calcext:value-type="float">
            <text:p>74.9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8984" calcext:value-type="float">
            <text:p>74.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3744" calcext:value-type="float">
            <text:p>74.9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3744" calcext:value-type="float">
            <text:p>74.9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46" calcext:value-type="float">
            <text:p>74.9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7168" calcext:value-type="float">
            <text:p>74.8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4976" calcext:value-type="float">
            <text:p>74.8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2304" calcext:value-type="float">
            <text:p>74.8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4016" calcext:value-type="float">
            <text:p>74.8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22" calcext:value-type="float">
            <text:p>74.7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0384" calcext:value-type="float">
            <text:p>74.7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6856" calcext:value-type="float">
            <text:p>74.6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9048" calcext:value-type="float">
            <text:p>74.6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0384" calcext:value-type="float">
            <text:p>74.7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172" calcext:value-type="float">
            <text:p>74.7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3432" calcext:value-type="float">
            <text:p>74.7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8672" calcext:value-type="float">
            <text:p>74.7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2576" calcext:value-type="float">
            <text:p>74.7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4288" calcext:value-type="float">
            <text:p>74.6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9048" calcext:value-type="float">
            <text:p>74.6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076" calcext:value-type="float">
            <text:p>74.6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1616" calcext:value-type="float">
            <text:p>74.6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1616" calcext:value-type="float">
            <text:p>74.6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028" calcext:value-type="float">
            <text:p>74.6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4184" calcext:value-type="float">
            <text:p>74.6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1136" calcext:value-type="float">
            <text:p>74.6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3704" calcext:value-type="float">
            <text:p>74.5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0656" calcext:value-type="float">
            <text:p>74.5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3224" calcext:value-type="float">
            <text:p>74.5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5792" calcext:value-type="float">
            <text:p>74.5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4456" calcext:value-type="float">
            <text:p>74.5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5312" calcext:value-type="float">
            <text:p>74.5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836" calcext:value-type="float">
            <text:p>74.5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0072" calcext:value-type="float">
            <text:p>74.4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0928" calcext:value-type="float">
            <text:p>74.4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1784" calcext:value-type="float">
            <text:p>74.4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2536" calcext:value-type="float">
            <text:p>74.3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644" calcext:value-type="float">
            <text:p>74.3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5584" calcext:value-type="float">
            <text:p>74.3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4248" calcext:value-type="float">
            <text:p>74.3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0344" calcext:value-type="float">
            <text:p>74.3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9488" calcext:value-type="float">
            <text:p>74.3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5584" calcext:value-type="float">
            <text:p>74.3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9488" calcext:value-type="float">
            <text:p>74.3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3768" calcext:value-type="float">
            <text:p>74.3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8528" calcext:value-type="float">
            <text:p>74.3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1576" calcext:value-type="float">
            <text:p>74.3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3768" calcext:value-type="float">
            <text:p>74.3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0616" calcext:value-type="float">
            <text:p>74.2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1472" calcext:value-type="float">
            <text:p>74.2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2328" calcext:value-type="float">
            <text:p>74.2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4416" calcext:value-type="float">
            <text:p>74.1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5272" calcext:value-type="float">
            <text:p>74.1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308" calcext:value-type="float">
            <text:p>74.1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3936" calcext:value-type="float">
            <text:p>74.1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4792" calcext:value-type="float">
            <text:p>74.1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9552" calcext:value-type="float">
            <text:p>74.1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6504" calcext:value-type="float">
            <text:p>74.1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6504" calcext:value-type="float">
            <text:p>74.1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8696" calcext:value-type="float">
            <text:p>74.1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9072" calcext:value-type="float">
            <text:p>74.1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7736" calcext:value-type="float">
            <text:p>74.0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6024" calcext:value-type="float">
            <text:p>74.1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2976" calcext:value-type="float">
            <text:p>74.1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8592" calcext:value-type="float">
            <text:p>74.0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116" calcext:value-type="float">
            <text:p>74.0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2016" calcext:value-type="float">
            <text:p>74.0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116" calcext:value-type="float">
            <text:p>74.0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8384" calcext:value-type="float">
            <text:p>73.9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6672" calcext:value-type="float">
            <text:p>73.9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1056" calcext:value-type="float">
            <text:p>73.9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4104" calcext:value-type="float">
            <text:p>73.9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5816" calcext:value-type="float">
            <text:p>73.9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8384" calcext:value-type="float">
            <text:p>73.9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2288" calcext:value-type="float">
            <text:p>73.9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2288" calcext:value-type="float">
            <text:p>73.9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5232" calcext:value-type="float">
            <text:p>73.8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6568" calcext:value-type="float">
            <text:p>73.8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0472" calcext:value-type="float">
            <text:p>73.8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9992" calcext:value-type="float">
            <text:p>73.8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3416" calcext:value-type="float">
            <text:p>73.8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9888" calcext:value-type="float">
            <text:p>73.7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78" calcext:value-type="float">
            <text:p>73.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5608" calcext:value-type="float">
            <text:p>73.8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9888" calcext:value-type="float">
            <text:p>73.7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9888" calcext:value-type="float">
            <text:p>73.7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7696" calcext:value-type="float">
            <text:p>73.7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3312" calcext:value-type="float">
            <text:p>73.7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8072" calcext:value-type="float">
            <text:p>73.7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2832" calcext:value-type="float">
            <text:p>73.7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1496" calcext:value-type="float">
            <text:p>73.6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2352" calcext:value-type="float">
            <text:p>73.6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1872" calcext:value-type="float">
            <text:p>73.6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7968" calcext:value-type="float">
            <text:p>73.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0056" calcext:value-type="float">
            <text:p>73.6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672" calcext:value-type="float">
            <text:p>73.5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1768" calcext:value-type="float">
            <text:p>73.5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0808" calcext:value-type="float">
            <text:p>73.5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1352" calcext:value-type="float">
            <text:p>73.3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7448" calcext:value-type="float">
            <text:p>73.3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0016" calcext:value-type="float">
            <text:p>73.2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1248" calcext:value-type="float">
            <text:p>73.2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5152" calcext:value-type="float">
            <text:p>73.2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1728" calcext:value-type="float">
            <text:p>73.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1248" calcext:value-type="float">
            <text:p>73.2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1624" calcext:value-type="float">
            <text:p>73.1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3336" calcext:value-type="float">
            <text:p>73.1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0664" calcext:value-type="float">
            <text:p>73.1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2272" calcext:value-type="float">
            <text:p>73.0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484" calcext:value-type="float">
            <text:p>73.0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2272" calcext:value-type="float">
            <text:p>73.0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5344" calcext:value-type="float">
            <text:p>72.4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9168" calcext:value-type="float">
            <text:p>71.8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1256" calcext:value-type="float">
            <text:p>71.7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4392" calcext:value-type="float">
            <text:p>70.9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6616" calcext:value-type="float">
            <text:p>72.7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7448" calcext:value-type="float">
            <text:p>73.3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7952" calcext:value-type="float">
            <text:p>72.7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48" calcext:value-type="float">
            <text:p>72.8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48" calcext:value-type="float">
            <text:p>72.8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7288" calcext:value-type="float">
            <text:p>72.0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0608" calcext:value-type="float">
            <text:p>71.9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4032" calcext:value-type="float">
            <text:p>71.8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8416" calcext:value-type="float">
            <text:p>71.9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0608" calcext:value-type="float">
            <text:p>71.9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5472" calcext:value-type="float">
            <text:p>71.9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9376" calcext:value-type="float">
            <text:p>71.9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8792" calcext:value-type="float">
            <text:p>71.8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7-26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984" calcext:value-type="float">
            <text:p>71.4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7-07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2336" calcext:value-type="float">
            <text:p>72.7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3928" calcext:value-type="float">
            <text:p>71.8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8336" calcext:value-type="float">
            <text:p>71.2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6-08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2592" calcext:value-type="float">
            <text:p>71.7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22" calcext:value-type="float">
            <text:p>70.9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9504" calcext:value-type="float">
            <text:p>71.4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5104" calcext:value-type="float">
            <text:p>74.3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9864" calcext:value-type="float">
            <text:p>74.3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4896" calcext:value-type="float">
            <text:p>74.2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5368" calcext:value-type="float">
            <text:p>71.9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8128" calcext:value-type="float">
            <text:p>71.1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0272" calcext:value-type="float">
            <text:p>68.4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8784" calcext:value-type="float">
            <text:p>65.7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9312" calcext:value-type="float">
            <text:p>64.5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8304" calcext:value-type="float">
            <text:p>65.6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4032" calcext:value-type="float">
            <text:p>71.8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1824" calcext:value-type="float">
            <text:p>70.9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4128" calcext:value-type="float">
            <text:p>69.6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5816" calcext:value-type="float">
            <text:p>70.1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7392" calcext:value-type="float">
            <text:p>68.2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0024" calcext:value-type="float">
            <text:p>68.0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7-02-0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9896" calcext:value-type="float">
            <text:p>64.6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7-01-0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2424" calcext:value-type="float">
            <text:p>64.3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6-11-21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6-09-1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6-04-26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044" calcext:value-type="float">
            <text:p>68.2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5-09-1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1704" calcext:value-type="float">
            <text:p>73.8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7664" calcext:value-type="float">
            <text:p>64.3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1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2384" calcext:value-type="float">
            <text:p>71.6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7392" calcext:value-type="float">
            <text:p>68.2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7544" calcext:value-type="float">
            <text:p>74.8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9208" calcext:value-type="float">
            <text:p>68.3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2584" calcext:value-type="float">
            <text:p>65.6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7472" calcext:value-type="float">
            <text:p>65.1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5792" calcext:value-type="float">
            <text:p>63.1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708" calcext:value-type="float">
            <text:p>52.8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5464" calcext:value-type="float">
            <text:p>54.3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804" calcext:value-type="float">
            <text:p>60.5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524" calcext:value-type="float">
            <text:p>64.7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0992" calcext:value-type="float">
            <text:p>66.6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5336" calcext:value-type="float">
            <text:p>66.3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7632" calcext:value-type="float">
            <text:p>66.3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6328" calcext:value-type="float">
            <text:p>68.1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8248" calcext:value-type="float">
            <text:p>68.2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9472" calcext:value-type="float">
            <text:p>69.6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200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8211</text:p>
          </table:table-cell>
          <table:table-cell office:value-type="string" calcext:value-type="string">
            <text:p>199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04" meta:object-count="0"/>
    <meta:user-defined meta:name="AppVersion">3.0</meta:user-defined>
  </office:meta>
</office:document-meta>
</file>